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7.7063in" fo:margin-left="-0.8785in" fo:margin-top="0in" fo:margin-bottom="0in" fo:break-before="page" table:align="left" style:writing-mode="lr-tb"/>
    </style:style>
    <style:style style:name="Table3.A" style:family="table-column">
      <style:table-column-properties style:column-width="1.3729in"/>
    </style:style>
    <style:style style:name="Table3.B" style:family="table-column">
      <style:table-column-properties style:column-width="0.79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7063in" fo:margin-left="-0.8785in" fo:margin-top="0in" fo:margin-bottom="0in" table:align="left" style:writing-mode="lr-tb"/>
    </style:style>
    <style:style style:name="Table4.A" style:family="table-column">
      <style:table-column-properties style:column-width="1.3729in"/>
    </style:style>
    <style:style style:name="Table4.B" style:family="table-column">
      <style:table-column-properties style:column-width="0.791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7063in" fo:margin-left="-0.8785in" fo:margin-top="0in" fo:margin-bottom="0in" table:align="left" style:writing-mode="lr-tb"/>
    </style:style>
    <style:style style:name="Table5.A" style:family="table-column">
      <style:table-column-properties style:column-width="1.3729in"/>
    </style:style>
    <style:style style:name="Table5.B" style:family="table-column">
      <style:table-column-properties style:column-width="0.79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DejaVu Serif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0.5909in"/>
        </style:tab-stops>
      </style:paragraph-properties>
      <style:text-properties style:font-name="DejaVu Serif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erif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erif" officeooo:paragraph-rsid="000a87f0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DejaVu Serif" officeooo:paragraph-rsid="000cc858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DejaVu Serif" fo:font-size="11pt" fo:language="pt" fo:country="BR" officeooo:paragraph-rsid="000cc85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DejaVu Serif" fo:font-size="11pt" fo:language="pt" fo:country="BR" officeooo:paragraph-rsid="000cc85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DejaVu Serif" fo:font-size="11pt" fo:language="pt" fo:country="BR" style:text-underline-style="solid" style:text-underline-width="auto" style:text-underline-color="font-color" officeooo:rsid="000cc858" officeooo:paragraph-rsid="000cc85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DejaVu Serif" fo:font-size="11pt" fo:language="pt" fo:country="BR" style:text-underline-style="solid" style:text-underline-width="auto" style:text-underline-color="font-color" fo:font-weight="normal" officeooo:rsid="000e3533" officeooo:paragraph-rsid="000e353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DejaVu Serif" style:font-name-complex="Times New Roman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erif" style:font-name-complex="Times New Roman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erif" officeooo:rsid="000a87f0" officeooo:paragraph-rsid="000a87f0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DejaVu Serif" fo:font-weight="bold" style:font-weight-asian="bold" style:font-name-complex="Times New Roman"/>
    </style:style>
    <style:style style:name="P14" style:family="paragraph" style:parent-style-name="Standard">
      <style:text-properties style:font-name="DejaVu Serif" officeooo:paragraph-rsid="000cc858"/>
    </style:style>
    <style:style style:name="P15" style:family="paragraph" style:parent-style-name="Standard">
      <style:paragraph-properties fo:text-align="center" style:justify-single-word="false"/>
      <style:text-properties style:font-name="DejaVu Serif" officeooo:paragraph-rsid="000cc858"/>
    </style:style>
    <style:style style:name="P16" style:family="paragraph" style:parent-style-name="Standard">
      <style:paragraph-properties fo:text-align="center" style:justify-single-word="false"/>
      <style:text-properties style:font-name="DejaVu Serif" officeooo:rsid="000cc858" officeooo:paragraph-rsid="000cc858"/>
    </style:style>
    <style:style style:name="P17" style:family="paragraph" style:parent-style-name="Standard">
      <style:text-properties style:font-name="DejaVu Serif" style:text-underline-style="solid" style:text-underline-width="auto" style:text-underline-color="font-color" fo:font-weight="normal" officeooo:rsid="000e3533" officeooo:paragraph-rsid="000e3533" style:font-weight-asian="normal" style:font-weight-complex="normal"/>
    </style:style>
    <style:style style:name="P18" style:family="paragraph" style:parent-style-name="Standard">
      <style:text-properties style:font-name="DejaVu Serif" style:text-underline-style="solid" style:text-underline-width="auto" style:text-underline-color="font-color" officeooo:rsid="000cc858" officeooo:paragraph-rsid="000cc858"/>
    </style:style>
    <style:style style:name="P19" style:family="paragraph" style:parent-style-name="Standard">
      <style:text-properties style:font-name="DejaVu Serif" style:text-underline-style="solid" style:text-underline-width="auto" style:text-underline-color="font-color" officeooo:paragraph-rsid="000cc858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ans Mono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ans Mono" officeooo:paragraph-rsid="000a87f0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ans Mono" officeooo:rsid="000a87f0" officeooo:paragraph-rsid="000a87f0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DejaVu Serif" fo:font-size="14pt" fo:font-weight="bold" style:font-size-asian="14pt" style:font-weight-asian="bold" style:font-name-complex="Times New Roman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DejaVu Serif" style:font-name-complex="Times New Roman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909in" style:auto-text-indent="false"/>
      <style:text-properties style:font-name="DejaVu Serif"/>
    </style:style>
    <style:style style:name="T1" style:family="text">
      <style:text-properties fo:font-style="italic" style:font-style-asian="italic" style:font-name-complex="Times New Roman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officeooo:rsid="000f1675" fo:background-color="transparent" loext:char-shading-value="0" style:font-style-asian="italic" style:font-name-complex="Times New Roman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background-color="#ffff00" loext:char-shading-value="0" style:font-name-complex="Times New Roman"/>
    </style:style>
    <style:style style:name="T6" style:family="text">
      <style:text-properties style:font-name-complex="Times New Roman"/>
    </style:style>
    <style:style style:name="T7" style:family="text">
      <style:text-properties officeooo:rsid="000894e7" style:font-name-complex="Times New Roman"/>
    </style:style>
    <style:style style:name="T8" style:family="text">
      <style:text-properties officeooo:rsid="000a3e5d" style:font-name-complex="Times New Roman"/>
    </style:style>
    <style:style style:name="T9" style:family="text">
      <style:text-properties officeooo:rsid="000cc858" style:font-name-complex="Times New Roman"/>
    </style:style>
    <style:style style:name="T10" style:family="text">
      <style:text-properties officeooo:rsid="000f1675" style:font-name-complex="Times New Roman"/>
    </style:style>
    <style:style style:name="T11" style:family="text">
      <style:text-properties officeooo:rsid="00100a89" style:font-name-complex="Times New Roman"/>
    </style:style>
    <style:style style:name="T12" style:family="text">
      <style:text-properties officeooo:rsid="000bffed"/>
    </style:style>
    <style:style style:name="T13" style:family="text">
      <style:text-properties officeooo:rsid="000cc858"/>
    </style:style>
    <style:style style:name="T14" style:family="text">
      <style:text-properties officeooo:rsid="000f1675" fo:background-color="transparent" loext:char-shading-value="0"/>
    </style:style>
    <style:style style:name="T15" style:family="text">
      <style:text-properties fo:background-color="transparent" loext:char-shading-value="0" style:font-name-complex="Times New Roman"/>
    </style:style>
    <style:style style:name="T16" style:family="text">
      <style:text-properties officeooo:rsid="000f1675" fo:background-color="transparent" loext:char-shading-value="0" style:font-name-complex="Times New Roman"/>
    </style:style>
    <style:style style:name="T17" style:family="text">
      <style:text-properties fo:background-color="transparent" loext:char-shading-value="0" style:font-name-complex="Times New Roman"/>
    </style:style>
    <style:style style:name="T18" style:family="text">
      <style:text-properties officeooo:rsid="000f1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elatório de Estudo de Estrutura de Dados</text:p>
      <text:p text:style-name="P10"/>
      <text:p text:style-name="P10">Estudo da Estrutura de Dados Fila</text:p>
      <text:p text:style-name="P10"/>
      <text:p text:style-name="P2"><text:span text:style-name="T6">Alunos: <text:tab/></text:span><text:span text:style-name="T8">Gustavo Damiani Melo de Souza Duarte</text:span></text:p>
      <text:p text:style-name="P2"><text:span text:style-name="T6"><text:tab/><text:tab/></text:span><text:span text:style-name="T8">Gustavo Lemos </text:span><text:span text:style-name="T9">Almeida </text:span><text:span text:style-name="T8">Andrade</text:span></text:p>
      <text:p text:style-name="P2"><text:span text:style-name="T6"><text:tab/><text:tab/></text:span><text:span text:style-name="T8">Vinícius Damião</text:span></text:p>
      <text:p text:style-name="P10"/>
      <text:p text:style-name="P1"><text:span text:style-name="T6">Turma: </text:span><text:span text:style-name="T9">A</text:span><text:span text:style-name="T6">DS módulo 3 – 1º semestre de 20</text:span><text:span text:style-name="T8">23</text:span></text:p>
      <text:p text:style-name="P10"/>
      <text:p text:style-name="P13">Introdução</text:p>
      <text:p text:style-name="P3"><text:span text:style-name="T6">Estrutura de dados é um modo particular de armazenar e organizar os dados em um computador de modo que possam ser usados eficientemente. Existem diferentes formas de organização, que são adequadas a diferentes tipos de aplicação e algumas são altamente especializadas, destinando-se a algumas tarefas específicas. Destacamos neste trabalho a estrutura de dados </text:span><text:span text:style-name="T16">fila (</text:span><text:span text:style-name="T3">queue</text:span><text:span text:style-name="T16">)</text:span><text:span text:style-name="T6">, </text:span><text:span text:style-name="T17">esta estrutura tem como principal objetivo registrar a ordem de chegadas dos elementos que são inseridos nela. Ela possui a lógica FIFO (First in First Out), ou seja, o primeiro elemento que é inserido dentro da fila é também o primeiro a sair, levando isso em consideração, podemos dizer que o primeiro elemento que entra dentro da fila deve ficar no final da fila, já que o primeiro elemento inserido sempre ficará no início para sair primeiro, vale lembrar também que, seguindo essa lógica, o elemento que está posicionado no início é sempre o mais antigo</text:span><text:span text:style-name="T6">. </text:span></text:p>
      <text:p text:style-name="P3"><text:span text:style-name="T6">A eficiência da estrutura pode ser mensurada por meio do tempo de execução (por exemplo, em milissegundos ou por </text:span><text:span text:style-name="T1">clocks</text:span><text:span text:style-name="T6"> do processador) para a inserção ou remoção de um novo elemento na estrutura. Entretanto, essas variáveis variam conforme a solução de implementação usada, podendo utilizar memória sequencial ou memória dinâmica. Cabe ao programador conhecer as diferenças e eficiência de cada implementação para poder escolher a melhor solução para o seu programa.</text:span></text:p>
      <text:p text:style-name="P11"/>
      <text:p text:style-name="P13">Objetivo</text:p>
      <text:p text:style-name="P3">Este trabalho visa apresentar dados relacionados a tempo de execuções realizadas pela estrutura de dados <text:span text:style-name="T14">fila</text:span> considerando a implementação que utiliza memória sequencial e que utiliza memória dinâmica, com o objetivo de se compreender a eficiência das duas implementações.</text:p>
      <text:p text:style-name="P10"/>
      <text:p text:style-name="P13">Metodologia</text:p>
      <text:p text:style-name="P3"><text:span text:style-name="T6">Para obter os dados de eficiência das duas versões da estrutura de dados proposta, definiu-se como variável para ser coletada o tempo de execução em unidades de </text:span><text:span text:style-name="T1">clock</text:span><text:span text:style-name="T6"> de processador. Como essa unidade varia conforme os recursos dos processadores modernos, optou-se por executar cada teste três vezes e calcular a média das mensurações realizadas, que será utiliza durante a discussão dos dados.</text:span></text:p>
      <text:p text:style-name="P11"><text:s/>Este trabalho optou por implementar as duas soluções em linguagem C, cujo código das operações inserir, remover e listar estão disponíveis a seguir:</text:p>
      <text:p text:style-name="P3"/>
      <text:p text:style-name="P20">void enqueue(Queue *queue, int number) {</text:p>
      <text:p text:style-name="P20"><text:s text:c="2"/>if (queue-&gt;position + 1 == queue-&gt;size) {</text:p>
      <text:p text:style-name="P20"><text:s text:c="4"/>return;</text:p>
      <text:p text:style-name="P20"><text:soft-page-break/><text:s text:c="2"/>}</text:p>
      <text:p text:style-name="P20"/>
      <text:p text:style-name="P20"><text:s text:c="2"/>++queue-&gt;position;</text:p>
      <text:p text:style-name="P20"/>
      <text:p text:style-name="P20"><text:s text:c="2"/>queue-&gt;numbers[queue-&gt;position] = number;</text:p>
      <text:p text:style-name="P20">}</text:p>
      <text:p text:style-name="P3"/>
      <text:p text:style-name="P3"><text:span text:style-name="T6">Código de inserção de elemento na estrutura de dados </text:span><text:span text:style-name="T10">fila</text:span><text:span text:style-name="T6">.</text:span></text:p>
      <text:p text:style-name="P3"/>
      <text:p text:style-name="P22">int dequeue(Queue *queue) {</text:p>
      <text:p text:style-name="P22"><text:s text:c="2"/>if (queue-&gt;position == -1) {</text:p>
      <text:p text:style-name="P22"><text:s text:c="4"/>return 0;</text:p>
      <text:p text:style-name="P22"><text:s text:c="2"/>}</text:p>
      <text:p text:style-name="P22"/>
      <text:p text:style-name="P22"><text:s text:c="2"/>int out = queue-&gt;numbers[0];</text:p>
      <text:p text:style-name="P22"/>
      <text:p text:style-name="P22"><text:s text:c="2"/>for (int i = 0; i &lt; queue-&gt;position; ++i) {</text:p>
      <text:p text:style-name="P22"><text:s text:c="4"/>queue-&gt;numbers[i] = queue-&gt;numbers[i + 1];</text:p>
      <text:p text:style-name="P22"><text:s text:c="2"/>}</text:p>
      <text:p text:style-name="P22"/>
      <text:p text:style-name="P22"><text:s text:c="2"/>--queue-&gt;position;</text:p>
      <text:p text:style-name="P22"/>
      <text:p text:style-name="P22"><text:s text:c="2"/>return out;</text:p>
      <text:p text:style-name="P22">}</text:p>
      <text:p text:style-name="P12"/>
      <text:p text:style-name="P11">Código de remoção de elemento na estrutura de dados <text:span text:style-name="T18">fila</text:span>.</text:p>
      <text:p text:style-name="P3"/>
      <text:p text:style-name="P21">void print_queue(Queue queue) {</text:p>
      <text:p text:style-name="P21"><text:s text:c="2"/>for (int i = 0; i &lt;= queue.position; ++i) {</text:p>
      <text:p text:style-name="P21"><text:s text:c="4"/>printf("[%d] ", queue.numbers[i]);</text:p>
      <text:p text:style-name="P21"><text:s text:c="2"/>}</text:p>
      <text:p text:style-name="P21"/>
      <text:p text:style-name="P21"><text:s text:c="2"/>puts("");</text:p>
      <text:p text:style-name="P21">}</text:p>
      <text:p text:style-name="P4"/>
      <text:p text:style-name="P11">Código de listagem dos elementos na estrutura de dados <text:span text:style-name="T18">fila</text:span>.</text:p>
      <text:p text:style-name="P10"/>
      <text:p text:style-name="P13">Apresentação dos Dados</text:p>
      <text:p text:style-name="P11">Primeiramente apresentaremos os dados coletados para a solução que utiliza memória sequencial para, em seguida, apresentar os dados para a solução que utiliza a memória dinâmica.</text:p>
      <text:p text:style-name="P10"/>
      <text:p text:style-name="P13">Dados coletados do algoritmo com a estrutura de dados usando memória sequencial</text:p>
      <text:p text:style-name="P3"><text:span text:style-name="T6">A Tabela 1 apresenta o tempo de execução em </text:span><text:span text:style-name="T1">clocks</text:span><text:span text:style-name="T6"> considerando a estrutura de dados em estudo e divid</text:span><text:span text:style-name="T7">id</text:span><text:span text:style-name="T6">as na quantidade de elementos que a estrutura podia suportar: 1.000, 3.000, 5.000, 10.000 e 50.000 elementos.</text:span></text:p>
      <text:p text:style-name="P10"/>
      <text:p text:style-name="P5"><text:span text:style-name="T6">Tabela</text:span><text:span text:style-name="T11">s</text:span><text:span text:style-name="T6"> 1, </text:span><text:span text:style-name="T11">2 e 3</text:span><text:span text:style-name="T6"> – Tempo de execução em </text:span><text:span text:style-name="T1">clocks</text:span><text:span text:style-name="T6"> na estrutura de dados com 1.000</text:span><text:span text:style-name="T11">, </text:span><text:span text:style-name="T6">3.000, </text:span><text:span text:style-name="T11">5.000, 10.000 e 25.000</text:span><text:span text:style-name="T6"> elementos considerando as operações de inserção, remoção e listagem para a implementação da estrutura de dados usando memória sequencial</text:span></text:p>
      <text:p text:style-name="P1"/>
      <table:table table:name="Table3" table:style-name="Table3">
        <table:table-column table:style-name="Table3.A"/>
        <table:table-column table:style-name="Table3.B" table:number-columns-repeated="8"/>
        <table:table-row table:style-name="Table3.1">
          <table:table-cell table:style-name="Table3.A1" table:number-columns-spanned="9" office:value-type="string">
            <text:p text:style-name="P6"><text:span text:style-name="T4">Tabela de Tempo de Execução em </text:span><text:span text:style-name="T2">Cloc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rows-spanned="2" office:value-type="string">
            <text:p text:style-name="P6">Operação</text:p>
          </table:table-cell>
          <table:table-cell table:style-name="Table3.A1" table:number-columns-spanned="8" office:value-type="string">
            <text:p text:style-name="P6">Quantidade de Ele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 table:style-name="Table3.A1"/>
          <table:table-cell table:style-name="Table3.A1" table:number-columns-spanned="4" office:value-type="string">
            <text:p text:style-name="P16">1.000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15"><text:span text:style-name="T13">3</text:span>.000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>N<text:span text:style-name="T13">º</text:span>. da <text:span text:style-name="T12">b</text:span>ateria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M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M</text:p>
          </table:table-cell>
        </table:table-row>
        <table:table-row table:style-name="Table3.1">
          <table:table-cell table:style-name="Table3.A1" office:value-type="string">
            <text:p text:style-name="P7">Inserção</text:p>
          </table:table-cell>
          <table:table-cell table:style-name="Table3.A1" office:value-type="string">
            <text:p text:style-name="P8">128</text:p>
          </table:table-cell>
          <table:table-cell table:style-name="Table3.A1" office:value-type="string">
            <text:p text:style-name="P18">115</text:p>
          </table:table-cell>
          <table:table-cell table:style-name="Table3.A1" office:value-type="string">
            <text:p text:style-name="P18">112</text:p>
          </table:table-cell>
          <table:table-cell table:style-name="Table3.A1" office:value-type="string">
            <text:p text:style-name="P18">118</text:p>
          </table:table-cell>
          <table:table-cell table:style-name="Table3.A1" office:value-type="string">
            <text:p text:style-name="P18">327</text:p>
          </table:table-cell>
          <table:table-cell table:style-name="Table3.A1" office:value-type="string">
            <text:p text:style-name="P18">300</text:p>
          </table:table-cell>
          <table:table-cell table:style-name="Table3.A1" office:value-type="string">
            <text:p text:style-name="P18">303</text:p>
          </table:table-cell>
          <table:table-cell table:style-name="Table3.A1" office:value-type="string">
            <text:p text:style-name="P18">310</text:p>
          </table:table-cell>
        </table:table-row>
        <table:table-row table:style-name="Table3.1">
          <table:table-cell table:style-name="Table3.A1" office:value-type="string">
            <text:p text:style-name="P7">Remoção</text:p>
          </table:table-cell>
          <table:table-cell table:style-name="Table3.A1" office:value-type="string">
            <text:p text:style-name="P8">4.747</text:p>
          </table:table-cell>
          <table:table-cell table:style-name="Table3.A1" office:value-type="string">
            <text:p text:style-name="P18">4.736</text:p>
          </table:table-cell>
          <table:table-cell table:style-name="Table3.A1" office:value-type="string">
            <text:p text:style-name="P18">4.746</text:p>
          </table:table-cell>
          <table:table-cell table:style-name="Table3.A1" office:value-type="string">
            <text:p text:style-name="P18">4.743</text:p>
          </table:table-cell>
          <table:table-cell table:style-name="Table3.A1" office:value-type="string">
            <text:p text:style-name="P18">15.117</text:p>
          </table:table-cell>
          <table:table-cell table:style-name="Table3.A1" office:value-type="string">
            <text:p text:style-name="P18">10.393</text:p>
          </table:table-cell>
          <table:table-cell table:style-name="Table3.A1" office:value-type="string">
            <text:p text:style-name="P18">10.420</text:p>
          </table:table-cell>
          <table:table-cell table:style-name="Table3.A1" office:value-type="string">
            <text:p text:style-name="P18">11.976</text:p>
          </table:table-cell>
        </table:table-row>
        <table:table-row table:style-name="Table3.1">
          <table:table-cell table:style-name="Table3.A1" office:value-type="string">
            <text:p text:style-name="P7">Listagem</text:p>
          </table:table-cell>
          <table:table-cell table:style-name="Table3.A1" office:value-type="string">
            <text:p text:style-name="P8">10</text:p>
          </table:table-cell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8">13</text:p>
          </table:table-cell>
          <table:table-cell table:style-name="Table3.A1" office:value-type="string">
            <text:p text:style-name="P18">10</text:p>
          </table:table-cell>
          <table:table-cell table:style-name="Table3.A1" office:value-type="string">
            <text:p text:style-name="P18">49</text:p>
          </table:table-cell>
          <table:table-cell table:style-name="Table3.A1" office:value-type="string">
            <text:p text:style-name="P18">36</text:p>
          </table:table-cell>
          <table:table-cell table:style-name="Table3.A1" office:value-type="string">
            <text:p text:style-name="P18">33</text:p>
          </table:table-cell>
          <table:table-cell table:style-name="Table3.A1" office:value-type="string">
            <text:p text:style-name="P18">39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 table:number-columns-repeated="8"/>
        <table:table-row table:style-name="Table4.1">
          <table:table-cell table:style-name="Table4.A1" table:number-columns-spanned="9" office:value-type="string">
            <text:p text:style-name="P6"><text:span text:style-name="T4">Tabela de Tempo de Execução em </text:span><text:span text:style-name="T2">Cloc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rows-spanned="2" office:value-type="string">
            <text:p text:style-name="P6">Operação</text:p>
          </table:table-cell>
          <table:table-cell table:style-name="Table4.A1" table:number-columns-spanned="8" office:value-type="string">
            <text:p text:style-name="P6">Quantidade de Ele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 table:style-name="Table4.A1"/>
          <table:table-cell table:style-name="Table4.A1" table:number-columns-spanned="4" office:value-type="string">
            <text:p text:style-name="P15"><text:span text:style-name="T13">5</text:span>.000</text:p>
          </table:table-cell>
          <table:covered-table-cell/>
          <table:covered-table-cell/>
          <table:covered-table-cell/>
          <table:table-cell table:style-name="Table4.A1" table:number-columns-spanned="4" office:value-type="string">
            <text:p text:style-name="P15"><text:span text:style-name="T13">10</text:span>.000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>N<text:span text:style-name="T13">º</text:span>. da <text:span text:style-name="T12">b</text:span>ateria</text:p>
          </table:table-cell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4">2</text:p>
          </table:table-cell>
          <table:table-cell table:style-name="Table4.A1" office:value-type="string">
            <text:p text:style-name="P14">3</text:p>
          </table:table-cell>
          <table:table-cell table:style-name="Table4.A1" office:value-type="string">
            <text:p text:style-name="P14">M</text:p>
          </table:table-cell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4">2</text:p>
          </table:table-cell>
          <table:table-cell table:style-name="Table4.A1" office:value-type="string">
            <text:p text:style-name="P14">3</text:p>
          </table:table-cell>
          <table:table-cell table:style-name="Table4.A1" office:value-type="string">
            <text:p text:style-name="P14">M</text:p>
          </table:table-cell>
        </table:table-row>
        <table:table-row table:style-name="Table4.1">
          <table:table-cell table:style-name="Table4.A1" office:value-type="string">
            <text:p text:style-name="P7">Inserção</text:p>
          </table:table-cell>
          <table:table-cell table:style-name="Table4.A1" office:value-type="string">
            <text:p text:style-name="P8">565</text:p>
          </table:table-cell>
          <table:table-cell table:style-name="Table4.A1" office:value-type="string">
            <text:p text:style-name="P18">526</text:p>
          </table:table-cell>
          <table:table-cell table:style-name="Table4.A1" office:value-type="string">
            <text:p text:style-name="P18">538</text:p>
          </table:table-cell>
          <table:table-cell table:style-name="Table4.A1" office:value-type="string">
            <text:p text:style-name="P18">543</text:p>
          </table:table-cell>
          <table:table-cell table:style-name="Table4.A1" office:value-type="string">
            <text:p text:style-name="P18">1.035</text:p>
          </table:table-cell>
          <table:table-cell table:style-name="Table4.A1" office:value-type="string">
            <text:p text:style-name="P18">1.024</text:p>
          </table:table-cell>
          <table:table-cell table:style-name="Table4.A1" office:value-type="string">
            <text:p text:style-name="P18">1.049</text:p>
          </table:table-cell>
          <table:table-cell table:style-name="Table4.A1" office:value-type="string">
            <text:p text:style-name="P18">1.036</text:p>
          </table:table-cell>
        </table:table-row>
        <table:table-row table:style-name="Table4.1">
          <table:table-cell table:style-name="Table4.A1" office:value-type="string">
            <text:p text:style-name="P7">Remoção</text:p>
          </table:table-cell>
          <table:table-cell table:style-name="Table4.A1" office:value-type="string">
            <text:p text:style-name="P8">47.354</text:p>
          </table:table-cell>
          <table:table-cell table:style-name="Table4.A1" office:value-type="string">
            <text:p text:style-name="P18">29.452</text:p>
          </table:table-cell>
          <table:table-cell table:style-name="Table4.A1" office:value-type="string">
            <text:p text:style-name="P18">29.539</text:p>
          </table:table-cell>
          <table:table-cell table:style-name="Table4.A1" office:value-type="string">
            <text:p text:style-name="P18">35.448</text:p>
          </table:table-cell>
          <table:table-cell table:style-name="Table4.A1" office:value-type="string">
            <text:p text:style-name="P18">132.296</text:p>
          </table:table-cell>
          <table:table-cell table:style-name="Table4.A1" office:value-type="string">
            <text:p text:style-name="P18">116.417</text:p>
          </table:table-cell>
          <table:table-cell table:style-name="Table4.A1" office:value-type="string">
            <text:p text:style-name="P18">116.118</text:p>
          </table:table-cell>
          <table:table-cell table:style-name="Table4.A1" office:value-type="string">
            <text:p text:style-name="P18">121.610</text:p>
          </table:table-cell>
        </table:table-row>
        <table:table-row table:style-name="Table4.1">
          <table:table-cell table:style-name="Table4.A1" office:value-type="string">
            <text:p text:style-name="P7">Listagem</text:p>
          </table:table-cell>
          <table:table-cell table:style-name="Table4.A1" office:value-type="string">
            <text:p text:style-name="P8">62</text:p>
          </table:table-cell>
          <table:table-cell table:style-name="Table4.A1" office:value-type="string">
            <text:p text:style-name="P18">55</text:p>
          </table:table-cell>
          <table:table-cell table:style-name="Table4.A1" office:value-type="string">
            <text:p text:style-name="P18">55</text:p>
          </table:table-cell>
          <table:table-cell table:style-name="Table4.A1" office:value-type="string">
            <text:p text:style-name="P18">57</text:p>
          </table:table-cell>
          <table:table-cell table:style-name="Table4.A1" office:value-type="string">
            <text:p text:style-name="P18">69</text:p>
          </table:table-cell>
          <table:table-cell table:style-name="Table4.A1" office:value-type="string">
            <text:p text:style-name="P18">56</text:p>
          </table:table-cell>
          <table:table-cell table:style-name="Table4.A1" office:value-type="string">
            <text:p text:style-name="P18">56</text:p>
          </table:table-cell>
          <table:table-cell table:style-name="Table4.A1" office:value-type="string">
            <text:p text:style-name="P18">60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table:number-columns-spanned="9" office:value-type="string">
            <text:p text:style-name="P6"><text:span text:style-name="T4">Tabela de Tempo de Execução em </text:span><text:span text:style-name="T2">Cloc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rows-spanned="2" office:value-type="string">
            <text:p text:style-name="P6">Operação</text:p>
          </table:table-cell>
          <table:table-cell table:style-name="Table5.A1" table:number-columns-spanned="8" office:value-type="string">
            <text:p text:style-name="P6">Quantidade de Ele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 table:style-name="Table5.A1"/>
          <table:table-cell table:style-name="Table5.A1" table:number-columns-spanned="4" office:value-type="string">
            <text:p text:style-name="P15"><text:span text:style-name="T13">25</text:span>.000</text:p>
          </table:table-cell>
          <table:covered-table-cell/>
          <table:covered-table-cell/>
          <table:covered-table-cell/>
          <table:table-cell table:style-name="Table5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>N<text:span text:style-name="T13">º</text:span>. da <text:span text:style-name="T12">b</text:span>ateria</text:p>
          </table:table-cell>
          <table:table-cell table:style-name="Table5.A1" office:value-type="string">
            <text:p text:style-name="P14">1</text:p>
          </table:table-cell>
          <table:table-cell table:style-name="Table5.A1" office:value-type="string">
            <text:p text:style-name="P14">2</text:p>
          </table:table-cell>
          <table:table-cell table:style-name="Table5.A1" office:value-type="string">
            <text:p text:style-name="P14">3</text:p>
          </table:table-cell>
          <table:table-cell table:style-name="Table5.A1" office:value-type="string">
            <text:p text:style-name="P14">M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">Inserção</text:p>
          </table:table-cell>
          <table:table-cell table:style-name="Table5.A1" office:value-type="string">
            <text:p text:style-name="P9">2.541</text:p>
          </table:table-cell>
          <table:table-cell table:style-name="Table5.A1" office:value-type="string">
            <text:p text:style-name="P17">2.509</text:p>
          </table:table-cell>
          <table:table-cell table:style-name="Table5.A1" office:value-type="string">
            <text:p text:style-name="P17">2.507</text:p>
          </table:table-cell>
          <table:table-cell table:style-name="Table5.A1" office:value-type="string">
            <text:p text:style-name="P17">2.519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">Remoção</text:p>
          </table:table-cell>
          <table:table-cell table:style-name="Table5.A1" office:value-type="string">
            <text:p text:style-name="P9">748.852</text:p>
          </table:table-cell>
          <table:table-cell table:style-name="Table5.A1" office:value-type="string">
            <text:p text:style-name="P17">720.318</text:p>
          </table:table-cell>
          <table:table-cell table:style-name="Table5.A1" office:value-type="string">
            <text:p text:style-name="P17">720.967</text:p>
          </table:table-cell>
          <table:table-cell table:style-name="Table5.A1" office:value-type="string">
            <text:p text:style-name="P17">730.045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">Listagem</text:p>
          </table:table-cell>
          <table:table-cell table:style-name="Table5.A1" office:value-type="string">
            <text:p text:style-name="P9">73</text:p>
          </table:table-cell>
          <table:table-cell table:style-name="Table5.A1" office:value-type="string">
            <text:p text:style-name="P17">80</text:p>
          </table:table-cell>
          <table:table-cell table:style-name="Table5.A1" office:value-type="string">
            <text:p text:style-name="P17">76</text:p>
          </table:table-cell>
          <table:table-cell table:style-name="Table5.A1" office:value-type="string">
            <text:p text:style-name="P17">76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 Constantino</meta:initial-creator>
    <meta:editing-cycles>14</meta:editing-cycles>
    <meta:creation-date>2016-04-15T23:44:00</meta:creation-date>
    <dc:date>2023-05-26T21:56:03.661072298</dc:date>
    <meta:editing-duration>PT2H6M20S</meta:editing-duration>
    <meta:generator>LibreOffice/7.5.3.2$Linux_X86_64 LibreOffice_project/50$Build-2</meta:generator>
    <meta:document-statistic meta:table-count="3" meta:image-count="0" meta:object-count="0" meta:page-count="3" meta:paragraph-count="152" meta:word-count="742" meta:character-count="4489" meta:non-whitespace-character-count="3847"/>
    <meta:user-defined meta:name="AppVersion">16.0000</meta:user-defined>
    <meta:template xlink:type="simple" xlink:actuate="onRequest" xlink:title="Normal.dotm" xlink:href=""/>
  </office:meta>
</office:document-meta>
</file>